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6bb1f" officeooo:paragraph-rsid="00147d7d" style:font-size-asian="12pt" style:font-size-complex="12pt"/>
    </style:style>
    <style:style style:name="P4" style:family="paragraph" style:parent-style-name="Standard">
      <style:text-properties fo:font-size="12pt" officeooo:rsid="0006bb1f" officeooo:paragraph-rsid="0006bb1f" style:font-size-asian="12pt" style:font-size-complex="12pt"/>
    </style:style>
    <style:style style:name="P5" style:family="paragraph" style:parent-style-name="Standard">
      <style:text-properties fo:font-size="12pt" officeooo:rsid="0008710b" officeooo:paragraph-rsid="0096c79a" style:font-size-asian="12pt" style:font-size-complex="12pt"/>
    </style:style>
    <style:style style:name="P6" style:family="paragraph" style:parent-style-name="Standard">
      <style:text-properties fo:font-size="12pt" officeooo:rsid="0008710b" officeooo:paragraph-rsid="00bb8896" style:font-size-asian="12pt" style:font-size-complex="12pt"/>
    </style:style>
    <style:style style:name="P7" style:family="paragraph" style:parent-style-name="Standard">
      <style:text-properties fo:font-size="12pt" officeooo:rsid="00085480" officeooo:paragraph-rsid="00085480" style:font-size-asian="12pt" style:font-size-complex="12pt"/>
    </style:style>
    <style:style style:name="P8" style:family="paragraph" style:parent-style-name="Standard">
      <style:text-properties fo:font-size="12pt" officeooo:rsid="00085480" officeooo:paragraph-rsid="0006bb1f" style:font-size-asian="12pt" style:font-size-complex="12pt"/>
    </style:style>
    <style:style style:name="P9" style:family="paragraph" style:parent-style-name="Standard">
      <style:text-properties fo:font-size="12pt" officeooo:rsid="000877ec" officeooo:paragraph-rsid="00bb8896" style:font-size-asian="12pt" style:font-size-complex="12pt"/>
    </style:style>
    <style:style style:name="P10" style:family="paragraph" style:parent-style-name="Standard">
      <style:text-properties fo:font-size="12pt" fo:font-weight="bold" officeooo:rsid="001ec5e2" officeooo:paragraph-rsid="001ec5e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ec5e2" officeooo:paragraph-rsid="00ab199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6bb1f" officeooo:paragraph-rsid="0006bb1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f539d" officeooo:paragraph-rsid="005b34e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6a9c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387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592e83" officeooo:paragraph-rsid="00b5bac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77ec" officeooo:paragraph-rsid="00bb889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bold" officeooo:rsid="000a0d25" officeooo:paragraph-rsid="000a0d2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76cm 0.176cm"/>
      <style:text-properties fo:font-size="12pt" fo:font-weight="normal" officeooo:rsid="001b52f6" officeooo:paragraph-rsid="001b52f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85480" officeooo:paragraph-rsid="00085480" style:font-size-asian="12pt" style:font-size-complex="12pt"/>
    </style:style>
    <style:style style:name="T1" style:family="text">
      <style:text-properties officeooo:rsid="000fddca"/>
    </style:style>
    <style:style style:name="T2" style:family="text">
      <style:text-properties officeooo:rsid="0010dfb4"/>
    </style:style>
    <style:style style:name="T3" style:family="text">
      <style:text-properties officeooo:rsid="001215fe"/>
    </style:style>
    <style:style style:name="T4" style:family="text">
      <style:text-properties officeooo:rsid="00146288"/>
    </style:style>
    <style:style style:name="T5" style:family="text">
      <style:text-properties officeooo:rsid="000877ec"/>
    </style:style>
    <style:style style:name="T6" style:family="text">
      <style:text-properties officeooo:rsid="00147d7d"/>
    </style:style>
    <style:style style:name="T7" style:family="text">
      <style:text-properties officeooo:rsid="001613c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d10" style:font-style-asian="italic" style:font-style-complex="italic"/>
    </style:style>
    <style:style style:name="T10" style:family="text">
      <style:text-properties fo:font-style="italic" officeooo:rsid="0022640a" style:font-style-asian="italic" style:font-style-complex="italic"/>
    </style:style>
    <style:style style:name="T11" style:family="text">
      <style:text-properties officeooo:rsid="001a3dc7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92e83"/>
    </style:style>
    <style:style style:name="T14" style:family="text">
      <style:text-properties style:text-position="super 58%" officeooo:rsid="005b34ea"/>
    </style:style>
    <style:style style:name="T15" style:family="text">
      <style:text-properties style:text-position="super 58%" fo:font-weight="bold" officeooo:rsid="005b34ea" style:font-weight-asian="bold" style:font-weight-complex="bold"/>
    </style:style>
    <style:style style:name="T16" style:family="text">
      <style:text-properties style:text-position="super 58%" fo:font-weight="bold" officeooo:rsid="00b53871" style:font-weight-asian="bold" style:font-weight-complex="bold"/>
    </style:style>
    <style:style style:name="T17" style:family="text">
      <style:text-properties style:text-position="super 58%" fo:font-weight="bold" officeooo:rsid="00b5bac8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2640a" style:font-style-asian="normal" style:font-style-complex="normal"/>
    </style:style>
    <style:style style:name="T20" style:family="text">
      <style:text-properties fo:font-style="normal" officeooo:rsid="004a3a98" style:font-style-asian="normal" style:font-style-complex="normal"/>
    </style:style>
    <style:style style:name="T21" style:family="text">
      <style:text-properties fo:font-style="normal" officeooo:rsid="0018cd10" style:font-style-asian="normal" style:font-style-complex="normal"/>
    </style:style>
    <style:style style:name="T22" style:family="text">
      <style:text-properties fo:font-style="normal" officeooo:rsid="00a9d099" style:font-style-asian="normal" style:font-style-complex="normal"/>
    </style:style>
    <style:style style:name="T23" style:family="text">
      <style:text-properties officeooo:rsid="0022e06f"/>
    </style:style>
    <style:style style:name="T24" style:family="text">
      <style:text-properties officeooo:rsid="00246415"/>
    </style:style>
    <style:style style:name="T25" style:family="text">
      <style:text-properties officeooo:rsid="0029e540"/>
    </style:style>
    <style:style style:name="T26" style:family="text">
      <style:text-properties officeooo:rsid="002ad77a"/>
    </style:style>
    <style:style style:name="T27" style:family="text">
      <style:text-properties officeooo:rsid="002df158"/>
    </style:style>
    <style:style style:name="T28" style:family="text">
      <style:text-properties officeooo:rsid="00347f5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b34ea" style:font-weight-asian="bold" style:font-weight-complex="bold"/>
    </style:style>
    <style:style style:name="T31" style:family="text">
      <style:text-properties fo:font-weight="bold" officeooo:rsid="00b53871" style:font-weight-asian="bold" style:font-weight-complex="bold"/>
    </style:style>
    <style:style style:name="T32" style:family="text">
      <style:text-properties fo:font-weight="bold" officeooo:rsid="00b5bac8" style:font-weight-asian="bold" style:font-weight-complex="bold"/>
    </style:style>
    <style:style style:name="T33" style:family="text">
      <style:text-properties officeooo:rsid="005a7122"/>
    </style:style>
    <style:style style:name="T34" style:family="text">
      <style:text-properties officeooo:rsid="005b34ea"/>
    </style:style>
    <style:style style:name="T35" style:family="text">
      <style:text-properties style:font-name="Liberation Serif" officeooo:rsid="0096c79a"/>
    </style:style>
    <style:style style:name="T36" style:family="text">
      <style:text-properties style:font-name="Liberation Serif1" officeooo:rsid="00941030" style:font-name-asian="Liberation Serif1" style:font-name-complex="Liberation Serif1"/>
    </style:style>
    <style:style style:name="T37" style:family="text">
      <style:text-properties style:font-name="Liberation Serif1" officeooo:rsid="009e1b33" style:font-name-asian="Liberation Serif1" style:font-name-complex="Liberation Serif1"/>
    </style:style>
    <style:style style:name="T38" style:family="text">
      <style:text-properties style:font-name="Liberation Serif1" officeooo:rsid="00b8f961" style:font-name-asian="Liberation Serif1" style:font-name-complex="Liberation Serif1"/>
    </style:style>
    <style:style style:name="T39" style:family="text">
      <style:text-properties style:font-name="Liberation Serif1" officeooo:rsid="00bb8896" style:font-name-asian="Liberation Serif1" style:font-name-complex="Liberation Serif1"/>
    </style:style>
    <style:style style:name="T40" style:family="text">
      <style:text-properties style:font-name="Liberation Serif1" fo:font-weight="normal" officeooo:rsid="00941030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9ce653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9e1b33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fo:font-weight="normal" officeooo:rsid="00b8f961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fo:font-weight="normal" officeooo:rsid="00bb8896" style:font-name-asian="Liberation Serif1" style:font-weight-asian="normal" style:font-name-complex="Liberation Serif1" style:font-weight-complex="normal"/>
    </style:style>
    <style:style style:name="T45" style:family="text">
      <style:text-properties style:font-name="Liberation Serif1" officeooo:rsid="0096c79a"/>
    </style:style>
    <style:style style:name="T46" style:family="text">
      <style:text-properties officeooo:rsid="009ce653"/>
    </style:style>
    <style:style style:name="T47" style:family="text">
      <style:text-properties officeooo:rsid="009e1b33"/>
    </style:style>
    <style:style style:name="T48" style:family="text">
      <style:text-properties officeooo:rsid="009e43e9"/>
    </style:style>
    <style:style style:name="T49" style:family="text">
      <style:text-properties officeooo:rsid="009efeae"/>
    </style:style>
    <style:style style:name="T50" style:family="text">
      <style:text-properties officeooo:rsid="00a29a42"/>
    </style:style>
    <style:style style:name="T51" style:family="text">
      <style:text-properties officeooo:rsid="00a5913a"/>
    </style:style>
    <style:style style:name="T52" style:family="text">
      <style:text-properties officeooo:rsid="00a9d099"/>
    </style:style>
    <style:style style:name="T53" style:family="text">
      <style:text-properties officeooo:rsid="00aeddb2"/>
    </style:style>
    <style:style style:name="T54" style:family="text">
      <style:text-properties officeooo:rsid="00b18050"/>
    </style:style>
    <style:style style:name="T55" style:family="text">
      <style:text-properties officeooo:rsid="00b53871"/>
    </style:style>
    <style:style style:name="T56" style:family="text">
      <style:text-properties officeooo:rsid="00bb88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<text:span text:style-name="T1">Œuvres</text:span> d’art présentées en début de cours / <text:span text:style-name="T50">niveau sixième</text:span></text:p>
      <text:p text:style-name="P18"/>
      <text:p text:style-name="P19"><text:span text:style-name="T36">● </text:span>2.<text:span text:style-name="T48">3</text:span> : <text:span text:style-name="T49">2</text:span><text:span text:style-name="T12">e</text:span> partie de l’année (=entre deux vacances), <text:span text:style-name="T49">troisième</text:span> semaine de cette partie</text:p>
      <text:p text:style-name="P19"/>
      <text:p text:style-name="P2"/>
      <text:p text:style-name="P2"/>
      <text:p text:style-name="P11"><text:span text:style-name="T51">Mettre le sujet à nu ou le dénuder</text:span> ?<text:span text:style-name="T12">[</text:span><text:span text:style-name="T13">a]</text:span></text:p>
      <text:p text:style-name="P10"/>
      <text:p text:style-name="P9"><text:span text:style-name="T40">☐ </text:span><text:span text:style-name="T43">œuvre n°01<text:tab/></text:span><text:span text:style-name="T44">(</text:span>1.<text:span text:style-name="T46">5)</text:span><text:tab/><text:span text:style-name="T45">·</text:span><text:span text:style-name="T35"> </text:span><text:span text:style-name="T8">La naissance de Vénus</text:span>, 1484 <text:span text:style-name="T1">(</text:span>Sandro Botticelli, 1445-1510<text:span text:style-name="T1">)</text:span></text:p>
      <text:p text:style-name="P9"><text:span text:style-name="T40">☐ </text:span><text:span text:style-name="T43">œuvre n°02<text:tab/></text:span><text:span text:style-name="T44">(</text:span>1.<text:span text:style-name="T46">7)</text:span><text:tab/><text:span text:style-name="T45">·</text:span><text:span text:style-name="T35"> </text:span><text:span text:style-name="T8">Anthropométrie sans titre</text:span>, 1960 <text:span text:style-name="T2">(</text:span>Yves Klein, 1928-1962<text:span text:style-name="T2">)</text:span></text:p>
      <text:p text:style-name="P9"><text:span text:style-name="T40">☐ </text:span><text:span text:style-name="T43">œuvre n°03<text:tab/></text:span><text:span text:style-name="T44">(</text:span><text:span text:style-name="T41">2</text:span>.<text:span text:style-name="T46">1)</text:span><text:tab/><text:span text:style-name="T45">·</text:span><text:span text:style-name="T35"> </text:span><text:span text:style-name="T8">American Gothic</text:span>, 1930 <text:span text:style-name="T3">(</text:span>Grant Wood, 1891-1942<text:span text:style-name="T3">)</text:span></text:p>
      <text:p text:style-name="P9"><text:span text:style-name="T40">☐ </text:span><text:span text:style-name="T43">œuvre n°04<text:tab/></text:span><text:span text:style-name="T44">(</text:span><text:span text:style-name="T41">2</text:span>.<text:span text:style-name="T46">3)</text:span><text:tab/><text:span text:style-name="T45">·</text:span><text:span text:style-name="T35"> </text:span><text:span text:style-name="T8">Déjeuner sur l’herbe</text:span>, 1863 <text:span text:style-name="T4">(</text:span>Edouard Manet, 1832-1883<text:span text:style-name="T4">)</text:span></text:p>
      <text:p text:style-name="P3"/>
      <text:p text:style-name="P12">Qu’est-ce que raconte une œuvre d’art ?<text:span text:style-name="T14">[b]</text:span></text:p>
      <text:p text:style-name="P12"/>
      <text:p text:style-name="P17"><text:span text:style-name="T36">☐ </text:span><text:span text:style-name="T38">œuvre n°05<text:tab/></text:span><text:span text:style-name="T39">(</text:span><text:span text:style-name="T37">2</text:span>.5<text:span text:style-name="T56">)</text:span><text:tab/><text:span text:style-name="T45">·</text:span><text:span text:style-name="T35"> </text:span><text:span text:style-name="T8">Ophelia</text:span>, 1851-1852, <text:span text:style-name="T6">(</text:span>John Everett Millais, 1829-1896<text:span text:style-name="T6">)</text:span></text:p>
      <text:p text:style-name="P9"><text:span text:style-name="T40">☐ </text:span><text:span text:style-name="T43">œuvre n°06<text:tab/></text:span><text:span text:style-name="T44">(</text:span><text:span text:style-name="T42">2</text:span>.<text:span text:style-name="T47">7)</text:span><text:tab/><text:span text:style-name="T45">·</text:span><text:span text:style-name="T35"> </text:span><text:span text:style-name="T8">Cold Dark Matter, An Exploded View</text:span>, 1991 <text:span text:style-name="T7">(</text:span>Cornelia Parker 1956-<text:span text:style-name="T7">)</text:span></text:p>
      <text:p text:style-name="P9"><text:span text:style-name="T40">☐ </text:span><text:span text:style-name="T43">œuvre n°07<text:tab/></text:span><text:span text:style-name="T44">(</text:span><text:span text:style-name="T42">3</text:span>.<text:span text:style-name="T47">1)</text:span><text:tab/><text:span text:style-name="T45">·</text:span><text:span text:style-name="T35"> </text:span><text:span text:style-name="T9">T</text:span><text:span text:style-name="T8">apisserie de Bayeux</text:span>, XIe <text:span text:style-name="T52">(</text:span><text:span text:style-name="T21">Tapisserie faite d’après Game of Thrones</text:span><text:span text:style-name="T22">)</text:span></text:p>
      <text:p text:style-name="P4"/>
      <text:p text:style-name="P12">L’art montre-t-il ce qui existe ?</text:p>
      <text:p text:style-name="P12"/>
      <text:p text:style-name="P6"><text:span text:style-name="T40">☐ </text:span><text:span text:style-name="T43">œuvre n°08<text:tab/></text:span><text:span text:style-name="T44">(</text:span><text:span text:style-name="T42">3</text:span>.<text:span text:style-name="T47">3)</text:span><text:tab/><text:span text:style-name="T45">·</text:span><text:span text:style-name="T35"> </text:span><text:span text:style-name="T8">Fruttiera di cristallo con meloni</text:span>, 1999 <text:span text:style-name="T11">(</text:span>Mauro David, 1949-2007<text:span text:style-name="T11">)</text:span></text:p>
      <text:p text:style-name="P6"><text:span text:style-name="T40">☐ </text:span><text:span text:style-name="T43">œuvre n°09<text:tab/></text:span><text:span text:style-name="T44">(</text:span><text:span text:style-name="T42">3</text:span>.<text:span text:style-name="T47">5)</text:span><text:tab/><text:span text:style-name="T45">·</text:span><text:span text:style-name="T35"> </text:span><text:span text:style-name="T5">[</text:span><text:span text:style-name="T19">capture d’écran tirée d’</text:span><text:span text:style-name="T10">Assassin’s Creed Unity</text:span><text:span text:style-name="T19">, 2014</text:span><text:span text:style-name="T20">]</text:span></text:p>
      <text:p text:style-name="P6"><text:span text:style-name="T40">☐ </text:span><text:span text:style-name="T43">œuvre n°10<text:tab/></text:span><text:span text:style-name="T44">(</text:span><text:span text:style-name="T42">3</text:span>.<text:span text:style-name="T47">7)</text:span><text:tab/><text:span text:style-name="T45">·</text:span><text:span text:style-name="T35"> </text:span><text:span text:style-name="T8">Tempête de neige en mer</text:span>, 1842 <text:span text:style-name="T23">(</text:span>William Turner, 1775-1851<text:span text:style-name="T23">)</text:span><text:span text:style-name="T15">[c]</text:span></text:p>
      <text:p text:style-name="P6"><text:span text:style-name="T40">☐ </text:span><text:span text:style-name="T43">œuvre n°11<text:tab/></text:span><text:span text:style-name="T44">(</text:span><text:span text:style-name="T42">4</text:span>.<text:span text:style-name="T47">1)</text:span><text:tab/><text:span text:style-name="T45">·</text:span><text:span text:style-name="T35"> </text:span><text:span text:style-name="T8">Composition 7</text:span><text:span text:style-name="T18">,</text:span> 1913 <text:span text:style-name="T24">(</text:span>Wassily Kandinsky 1866-1944<text:span text:style-name="T24">)</text:span></text:p>
      <text:p text:style-name="P4"/>
      <text:p text:style-name="P13">Combien vaut une œuvre d’art ?</text:p>
      <text:p text:style-name="P13"/>
      <text:p text:style-name="P6"><text:span text:style-name="T40">☐ </text:span><text:span text:style-name="T43">œuvre n°12<text:tab/></text:span><text:span text:style-name="T44">(</text:span><text:span text:style-name="T42">4</text:span>.<text:span text:style-name="T47">3)</text:span><text:tab/><text:span text:style-name="T45">·</text:span><text:span text:style-name="T35"> </text:span><text:span text:style-name="T8">Vase avec douze tournesols</text:span>, 1888 <text:span text:style-name="T25">(</text:span>Van Gogh, 1853-1890<text:span text:style-name="T25">)</text:span><text:span text:style-name="T15">[</text:span><text:span text:style-name="T16">d</text:span><text:span text:style-name="T15">]</text:span></text:p>
      <text:p text:style-name="P6"><text:span text:style-name="T40">☐ </text:span><text:span text:style-name="T43">œuvre n°13<text:tab/></text:span><text:span text:style-name="T44">(</text:span><text:span text:style-name="T42">4</text:span>.<text:span text:style-name="T47">5)</text:span><text:tab/><text:span text:style-name="T45">·</text:span><text:span text:style-name="T35"> </text:span><text:span text:style-name="T8">La Petite fille au ballon</text:span>, 2002 <text:span text:style-name="T26">(</text:span>Banksy<text:span text:style-name="T26">)</text:span></text:p>
      <text:p text:style-name="P5"><text:tab/><text:tab/><text:tab/><text:span text:style-name="T45">·</text:span><text:span text:style-name="T35"> </text:span><text:span text:style-name="T8">La Petite fille au ballon</text:span>, 20<text:span text:style-name="T27">18</text:span> <text:span text:style-name="T26">(</text:span>Banksy<text:span text:style-name="T26">)</text:span></text:p>
      <text:p text:style-name="P6"><text:span text:style-name="T40">☐ </text:span><text:span text:style-name="T43">œuvre n°14<text:tab/></text:span><text:span text:style-name="T44">(</text:span><text:span text:style-name="T42">4</text:span>.7<text:span text:style-name="T56">)</text:span> <text:tab/><text:span text:style-name="T45">·</text:span><text:span text:style-name="T35"> </text:span><text:span text:style-name="T8">US Dollar Sign</text:span>, 1981 <text:span text:style-name="T28">(</text:span>Andy Warhol, 1928-1987<text:span text:style-name="T28">)</text:span><text:span text:style-name="T15">[</text:span><text:span text:style-name="T17">e</text:span><text:span text:style-name="T15">]</text:span></text:p>
      <text:p text:style-name="P4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7"/>
      <text:p text:style-name="P14"><text:span text:style-name="T29">[a]</text:span> <text:span text:style-name="T8">Pourquoi l’art est-il plein de gens tout nus ?</text:span> <text:span text:style-name="T33">de Susie Hodge, </text:span>aux éditions Milan (pages 24 sqq.) <text:span text:style-name="T34"><text:s/></text:span><text:span text:style-name="T29">[</text:span><text:span text:style-name="T30">b</text:span><text:span text:style-name="T29">]</text:span> <text:span text:style-name="T8">Pourquoi l’art est-il plein de gens tout nus ?</text:span> <text:span text:style-name="T33">de Susie Hodge, </text:span>aux éditions Milan (pages 2<text:span text:style-name="T53">8</text:span> sqq.) <text:span text:style-name="T29">[</text:span><text:span text:style-name="T30">c</text:span><text:span text:style-name="T29">]</text:span> <text:span text:style-name="T8">Pourquoi l’art est-il plein de gens tout nus ?</text:span> <text:span text:style-name="T33">de Susie Hodge, </text:span>aux éditions Milan (page <text:span text:style-name="T54">46</text:span>) </text:p>
      <text:p text:style-name="P15"><text:span text:style-name="T29">[</text:span><text:span text:style-name="T31">d</text:span><text:span text:style-name="T29">]</text:span> <text:span text:style-name="T8">Pourquoi l’art est-il plein de gens tout nus ?</text:span> <text:span text:style-name="T33">de Susie Hodge, </text:span>aux éditions Milan (pages <text:span text:style-name="T55">76 sqq</text:span>.) </text:p>
      <text:p text:style-name="P16"><text:span text:style-name="T29">[</text:span><text:span text:style-name="T32">e</text:span><text:span text:style-name="T29">]</text:span> <text:span text:style-name="T8">Pourquoi l’art est-il plein de gens tout nus ?</text:span> <text:span text:style-name="T33">de Susie Hodge, </text:span>aux éditions Milan (page <text:span text:style-name="T55">79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Œuvres d’art présentées en début de cou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neimac </meta:initial-creator>
    <meta:creation-date>2019-08-30T22:14:17.122647618</meta:creation-date>
    <meta:generator>LibreOffice/6.0.7.3$Linux_X86_64 LibreOffice_project/00m0$Build-3</meta:generator>
    <dc:date>2020-08-29T14:32:34.217936773</dc:date>
    <meta:editing-duration>PT3H14M27S</meta:editing-duration>
    <meta:editing-cycles>117</meta:editing-cycles>
    <meta:document-statistic meta:table-count="0" meta:image-count="0" meta:object-count="0" meta:page-count="1" meta:paragraph-count="25" meta:word-count="338" meta:character-count="1936" meta:non-whitespace-character-count="1615"/>
  </office:meta>
</office:document-meta>
</file>